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9F03C6ED552E9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69F03C6ED552E9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4:16:50.442247755</meta:creation-date>
    <dc:date>2023-10-23T14:17:29.425833663</dc:date>
    <meta:editing-duration>PT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